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8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MACHE PACCO, MONIC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9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MACHE PACCO, MONIC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CASTRO ARIZABAL, JEAN FRANC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ATOS PEKINES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6874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8T20:30:3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